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4.535cm"/>
    </style:style>
    <style:style style:name="co3" style:family="table-column">
      <style:table-column-properties fo:break-before="auto" style:column-width="2.484cm"/>
    </style:style>
    <style:style style:name="co4" style:family="table-column">
      <style:table-column-properties fo:break-before="auto" style:column-width="2.651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0000" style:text-outline="false" style:text-line-through-style="none" style:font-name="Calibri1" fo:font-size="12pt" fo:font-style="normal" fo:text-shadow="none" style:text-underline-style="none" fo:font-weight="bold" style:font-size-asian="12pt" style:font-style-asian="normal" style:font-weight-asian="bold" style:font-name-complex="Calibri1" style:font-size-complex="12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ext-properties fo:language="es" fo:country="E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6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number-columns-repeated="20" table:default-cell-style-name="Excel_20_Built-in_20_Normal"/>
        <table:table-column table:style-name="co4" table:number-columns-repeated="998" table:default-cell-style-name="Excel_20_Built-in_20_Normal"/>
        <table:table-row table:style-name="ro1">
          <table:table-cell table:style-name="ce1" office:value-type="string">
            <text:p>Category</text:p>
          </table:table-cell>
          <table:table-cell table:style-name="ce4" office:value-type="string">
            <text:p>Issue analyzed</text:p>
          </table:table-cell>
          <table:table-cell table:style-name="ce4" office:value-type="string">
            <text:p>Explanation</text:p>
          </table:table-cell>
          <table:table-cell table:style-name="ce5" office:value-type="string">
            <text:p>Good practice to adopt</text:p>
          </table:table-cell>
          <table:table-cell table:style-name="ce4" office:value-type="string">
            <text:p>Action recommended</text:p>
          </table:table-cell>
          <table:table-cell table:style-name="ce4" office:value-type="string">
            <text:p>Reference</text:p>
          </table:table-cell>
          <table:table-cell table:style-name="ce6" table:number-columns-repeated="20"/>
          <table:table-cell table:number-columns-repeated="998"/>
        </table:table-row>
        <table:table-row table:style-name="ro1">
          <table:table-cell table:style-name="ce2" office:value-type="string">
            <text:p>SEO</text:p>
          </table:table-cell>
          <table:table-cell office:value-type="string">
            <text:p>Site <text:s/>images</text:p>
          </table:table-cell>
          <table:table-cell office:value-type="string">
            <text:p>Images too large</text:p>
          </table:table-cell>
          <table:table-cell office:value-type="string">
            <text:p>ajust images</text:p>
          </table:table-cell>
          <table:table-cell table:style-name="ce2" office:value-type="string">
            <text:p>compression, ajust size</text:p>
          </table:table-cell>
          <table:table-cell office:value-type="string">
            <text:p>https://developers.google.com/web/fundamentals/design-and-ux/responsive/images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Accessibility</text:p>
          </table:table-cell>
          <table:table-cell office:value-type="string">
            <text:p>“alt” atributes</text:p>
          </table:table-cell>
          <table:table-cell office:value-type="string">
            <text:p>incorrect or not exist</text:p>
          </table:table-cell>
          <table:table-cell office:value-type="string">
            <text:p>all “alt” must be present </text:p>
          </table:table-cell>
          <table:table-cell table:style-name="ce2" office:value-type="string">
            <text:p>check and correcrt</text:p>
          </table:table-cell>
          <table:table-cell office:value-type="string">
            <text:p><text:a xlink:href="https://developer.mozilla.org/en-US/docs/Web/Accessibility/Mobile_accessibility_checklist">https://developer.mozilla.org/en-US/docs/Web/Accessibility/Mobile_accessibility_checklist</text:a></text:p>
          </table:table-cell>
          <table:table-cell table:number-columns-repeated="1018"/>
        </table:table-row>
        <table:table-row table:style-name="ro1">
          <table:table-cell table:style-name="ce3"/>
          <table:table-cell table:number-columns-repeated="2"/>
          <table:table-cell office:value-type="string">
            <text:p>and correct</text:p>
          </table:table-cell>
          <table:table-cell table:style-name="ce2" office:value-type="string">
            <text:p>all “alt”</text:p>
          </table:table-cell>
          <table:table-cell table:number-columns-repeated="1019"/>
        </table:table-row>
        <table:table-row table:style-name="ro1">
          <table:table-cell office:value-type="string">
            <text:p>SEO</text:p>
          </table:table-cell>
          <table:table-cell office:value-type="string">
            <text:p>keywords</text:p>
          </table:table-cell>
          <table:table-cell office:value-type="string">
            <text:p>too generic keywords</text:p>
          </table:table-cell>
          <table:table-cell office:value-type="string">
            <text:p>add not generic keywords</text:p>
          </table:table-cell>
          <table:table-cell table:style-name="ce2" office:value-type="string">
            <text:p>Add keywords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keywords</text:p>
          </table:table-cell>
          <table:table-cell office:value-type="string">
            <text:p>repited keywords</text:p>
          </table:table-cell>
          <table:table-cell office:value-type="string">
            <text:p>delete repited keywords</text:p>
          </table:table-cell>
          <table:table-cell table:style-name="ce2" office:value-type="string">
            <text:p>delete repited keywords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blackhat keywords</text:p>
          </table:table-cell>
          <table:table-cell table:number-columns-repeated="2" office:value-type="string">
            <text:p>delete blackhat keywords</text:p>
          </table:table-cell>
          <table:table-cell table:style-name="ce2" office:value-type="string">
            <text:p>delete blackhat keywords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“alt” atributes</text:p>
          </table:table-cell>
          <table:table-cell office:value-type="string">
            <text:p>blackhat in “alt” atributes</text:p>
          </table:table-cell>
          <table:table-cell office:value-type="string">
            <text:p>incorrect descr in “alt”</text:p>
          </table:table-cell>
          <table:table-cell table:style-name="ce2" office:value-type="string">
            <text:p>put correct descr in “alt”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metadata</text:p>
          </table:table-cell>
          <table:table-cell office:value-type="string">
            <text:p>title at page1 is empty</text:p>
          </table:table-cell>
          <table:table-cell office:value-type="string">
            <text:p>refill title at page 1</text:p>
          </table:table-cell>
          <table:table-cell table:style-name="ce2" office:value-type="string">
            <text:p>refill title correctly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Google analytics</text:p>
          </table:table-cell>
          <table:table-cell office:value-type="string">
            <text:p>missing google analytics</text:p>
          </table:table-cell>
          <table:table-cell office:value-type="string">
            <text:p>add google analytics</text:p>
          </table:table-cell>
          <table:table-cell table:style-name="ce2" office:value-type="string">
            <text:p>add google analytics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metadata</text:p>
          </table:table-cell>
          <table:table-cell office:value-type="string">
            <text:p>no keywords at page 2</text:p>
          </table:table-cell>
          <table:table-cell office:value-type="string">
            <text:p>add keywords at page 2</text:p>
          </table:table-cell>
          <table:table-cell table:style-name="ce2" office:value-type="string">
            <text:p>add keywords at page 2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metadata</text:p>
          </table:table-cell>
          <table:table-cell office:value-type="string">
            <text:p><text:s/>title at page2 is empty</text:p>
          </table:table-cell>
          <table:table-cell office:value-type="string">
            <text:p>refill title at page 2</text:p>
          </table:table-cell>
          <table:table-cell table:style-name="ce2" office:value-type="string">
            <text:p>refill title correctly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metadata</text:p>
          </table:table-cell>
          <table:table-cell office:value-type="string">
            <text:p>Page 2 metatags bad</text:p>
          </table:table-cell>
          <table:table-cell office:value-type="string">
            <text:p>change page 2 metatags</text:p>
          </table:table-cell>
          <table:table-cell table:style-name="ce2" office:value-type="string">
            <text:p>change page 2 metatags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table:style-name="ce3" office:value-type="string">
            <text:p>Responsiveness</text:p>
          </table:table-cell>
          <table:table-cell office:value-type="string">
            <text:p>part of site not responsive</text:p>
          </table:table-cell>
          <table:table-cell office:value-type="string">
            <text:p>change html</text:p>
          </table:table-cell>
          <table:table-cell table:style-name="ce2" office:value-type="string">
            <text:p>change html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erfomance</text:p>
          </table:table-cell>
          <table:table-cell office:value-type="string">
            <text:p>size and weight of images</text:p>
          </table:table-cell>
          <table:table-cell office:value-type="string">
            <text:p>compress and resize img</text:p>
          </table:table-cell>
          <table:table-cell table:style-name="ce2" office:value-type="string">
            <text:p>compress and resize img</text:p>
          </table:table-cell>
          <table:table-cell office:value-type="string">
            <text:p>Google lighthouse</text:p>
          </table:table-cell>
          <table:table-cell table:number-columns-repeated="1018"/>
        </table:table-row>
        <table:table-row table:style-name="ro1">
          <table:table-cell office:value-type="string">
            <text:p>SEO</text:p>
          </table:table-cell>
          <table:table-cell office:value-type="string">
            <text:p>Perfomance</text:p>
          </table:table-cell>
          <table:table-cell office:value-type="string">
            <text:p>html,css,js not minimized</text:p>
          </table:table-cell>
          <table:table-cell table:number-columns-repeated="2" office:value-type="string">
            <text:p>minimize files</text:p>
          </table:table-cell>
          <table:table-cell office:value-type="string">
            <text:p>Google lighthouse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colour</text:p>
          </table:table-cell>
          <table:table-cell office:value-type="string">
            <text:p>contrast incorrect</text:p>
          </table:table-cell>
          <table:table-cell table:number-columns-repeated="2" office:value-type="string">
            <text:p>change contrast</text:p>
          </table:table-cell>
          <table:table-cell office:value-type="string">
            <text:p>Google lighthouse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visibilty</text:p>
          </table:table-cell>
          <table:table-cell office:value-type="string">
            <text:p>links bad visible</text:p>
          </table:table-cell>
          <table:table-cell table:number-columns-repeated="2" office:value-type="string">
            <text:p>make links visible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metadata</text:p>
          </table:table-cell>
          <table:table-cell office:value-type="string">
            <text:p>no language tag</text:p>
          </table:table-cell>
          <table:table-cell table:number-columns-repeated="2" office:value-type="string">
            <text:p>add language tag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>
          <table:table-cell office:value-type="string">
            <text:p>Accessibility</text:p>
          </table:table-cell>
          <table:table-cell office:value-type="string">
            <text:p>fonts</text:p>
          </table:table-cell>
          <table:table-cell office:value-type="string">
            <text:p>too small fonts</text:p>
          </table:table-cell>
          <table:table-cell table:number-columns-repeated="2" office:value-type="string">
            <text:p>make fonts bigger</text:p>
          </table:table-cell>
          <table:table-cell office:value-type="string">
            <text:p>openclassrooms.com</text:p>
          </table:table-cell>
          <table:table-cell table:number-columns-repeated="1018"/>
        </table:table-row>
        <table:table-row table:style-name="ro1" table:number-rows-repeated="980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8000" number:language="es" number:country="ES">
      <number:number number:min-integer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10/11/2021</text:date>, <text:time>12:1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1-10T12:10:28.36</dc:date>
    <meta:generator>OpenOffice/4.1.10$Win32 OpenOffice.org_project/4110m2$Build-9807</meta:generator>
    <meta:editing-duration>PT1H37M27S</meta:editing-duration>
    <meta:editing-cycles>1</meta:editing-cycles>
    <meta:document-statistic meta:table-count="1" meta:cell-count="116" meta:object-count="0"/>
  </office:meta>
</office:document-meta>
</file>